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Standard">
      <style:text-properties officeooo:rsid="001e3ab4" officeooo:paragraph-rsid="001e3ab4"/>
    </style:style>
    <style:style style:name="P5" style:family="paragraph" style:parent-style-name="Standard">
      <style:text-properties officeooo:rsid="00214761" officeooo:paragraph-rsid="00214761"/>
    </style:style>
    <style:style style:name="P6" style:family="paragraph" style:parent-style-name="Standard">
      <style:text-properties officeooo:rsid="0021d4c0" officeooo:paragraph-rsid="0021d4c0"/>
    </style:style>
    <style:style style:name="P7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8" style:family="paragraph" style:parent-style-name="Table_20_Contents">
      <style:text-properties fo:font-size="9pt" officeooo:rsid="001cbfdd" officeooo:paragraph-rsid="001cbfdd" style:font-size-asian="9pt" style:font-size-complex="9pt"/>
    </style:style>
    <style:style style:name="P9" style:family="paragraph" style:parent-style-name="Table_20_Contents">
      <style:text-properties fo:font-size="10pt" officeooo:rsid="001fc84f" officeooo:paragraph-rsid="001fc84f" style:font-size-asian="10pt" style:font-size-complex="10pt"/>
    </style:style>
    <style:style style:name="P10" style:family="paragraph" style:parent-style-name="Standard">
      <style:text-properties officeooo:rsid="00214761" officeooo:paragraph-rsid="00214761"/>
    </style:style>
    <style:style style:name="P11" style:family="paragraph" style:parent-style-name="Standard">
      <style:text-properties officeooo:rsid="00234810" officeooo:paragraph-rsid="00234810"/>
    </style:style>
    <style:style style:name="T1" style:family="text">
      <style:text-properties officeooo:rsid="001e9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1. Statistical tool</text:p>
      <text:p text:style-name="P1"/>
      <text:p text:style-name="P5">Code: stat_tool_1.py</text:p>
      <text:p text:style-name="P4">GC-content and (di)-nucleotide frequency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7">genome: 20.fa.txt</text:p>
            <text:p text:style-name="P7"/>
            <text:p text:style-name="P7">GC-content: 0.4625</text:p>
            <text:p text:style-name="P7">#A = 504109/1869610</text:p>
            <text:p text:style-name="P7">#C = 426011/1869610</text:p>
            <text:p text:style-name="P7">#T = 500833/1869610</text:p>
            <text:p text:style-name="P7">#G = 438657/1869610</text:p>
            <text:p text:style-name="P7">#N = 0/1869610</text:p>
            <text:p text:style-name="P7">#AA = 119138/1869610</text:p>
            <text:p text:style-name="P7">#AC = 100392/1869610</text:p>
            <text:p text:style-name="P7">#AT = 112580/1869610</text:p>
            <text:p text:style-name="P7">#AG = 129961/1869610</text:p>
            <text:p text:style-name="P7">#CA = 110613/1869610</text:p>
            <text:p text:style-name="P7">#CC = 80193/1869610</text:p>
            <text:p text:style-name="P7">#CT = 127257/1869610</text:p>
            <text:p text:style-name="P7">#CG = 92039/1869610</text:p>
            <text:p text:style-name="P7">#TA = 67219/1869610</text:p>
            <text:p text:style-name="P7">#TC = 160752/1869610</text:p>
            <text:p text:style-name="P7">#TT = 117679/1869610</text:p>
            <text:p text:style-name="P7">#TG = 113839/1869610</text:p>
            <text:p text:style-name="P7">#GA = 165101/1869610</text:p>
            <text:p text:style-name="P7">#GC = 68766/1869610</text:p>
            <text:p text:style-name="P7">#GT = 101972/1869610</text:p>
            <text:p text:style-name="P7">#GG = 85445/1869610</text:p>
          </table:table-cell>
          <table:table-cell table:style-name="Table1.A1" office:value-type="string">
            <text:p text:style-name="P8">genome: 29.fa.txt</text:p>
            <text:p text:style-name="P8"/>
            <text:p text:style-name="P8">GC-content: 0.3890</text:p>
            <text:p text:style-name="P8">#A = 134339/439888</text:p>
            <text:p text:style-name="P8">#C = 85465/439888</text:p>
            <text:p text:style-name="P8">#T = 134423/439888</text:p>
            <text:p text:style-name="P8">#G = 85661/439888</text:p>
            <text:p text:style-name="P8">#N = 0/439888</text:p>
            <text:p text:style-name="P8">#AA = 34423/439888</text:p>
            <text:p text:style-name="P8">#AC = 23399/439888</text:p>
            <text:p text:style-name="P8">#AT = 38074/439888</text:p>
            <text:p text:style-name="P8">#AG = 26070/439888</text:p>
            <text:p text:style-name="P8">#CA = 28585/439888</text:p>
            <text:p text:style-name="P8">#CC = 14956/439888</text:p>
            <text:p text:style-name="P8">#CT = 25992/439888</text:p>
            <text:p text:style-name="P8">#CG = 13236/439888</text:p>
            <text:p text:style-name="P8">#TA = 31581/439888</text:p>
            <text:p text:style-name="P8">#TC = 27250/439888</text:p>
            <text:p text:style-name="P8">#TT = 34410/439888</text:p>
            <text:p text:style-name="P8">#TG = 28797/439888</text:p>
            <text:p text:style-name="P8">#GA = 27377/439888</text:p>
            <text:p text:style-name="P8">#GC = 17163/439888</text:p>
            <text:p text:style-name="P8">#GT = 23563/439888</text:p>
            <text:p text:style-name="P8">#GG = 14961/439888</text:p>
          </table:table-cell>
          <table:table-cell table:style-name="Table1.A1" office:value-type="string">
            <text:p text:style-name="P8">genome: 44.fa.txt</text:p>
            <text:p text:style-name="P8"/>
            <text:p text:style-name="P8">GC-content: 0.3668</text:p>
            <text:p text:style-name="P8">#A = 600998/1893500</text:p>
            <text:p text:style-name="P8">#C = 346142/1893500</text:p>
            <text:p text:style-name="P8">#T = 598020/1893500</text:p>
            <text:p text:style-name="P8">#G = 348339/1893500</text:p>
            <text:p text:style-name="P8">#N = 0/1893500</text:p>
            <text:p text:style-name="P8">#AA = 159766/1893500</text:p>
            <text:p text:style-name="P8">#AC = 105514/1893500</text:p>
            <text:p text:style-name="P8">#AT = 190601/1893500</text:p>
            <text:p text:style-name="P8">#AG = 88325/1893500</text:p>
            <text:p text:style-name="P8">#CA = 138243/1893500</text:p>
            <text:p text:style-name="P8">#CC = 54062/1893500</text:p>
            <text:p text:style-name="P8">#CT = 87166/1893500</text:p>
            <text:p text:style-name="P8">#CG = 58970/1893500</text:p>
            <text:p text:style-name="P8">#TA = 149211/1893500</text:p>
            <text:p text:style-name="P8">#TC = 94947/1893500</text:p>
            <text:p text:style-name="P8">#TT = 159111/1893500</text:p>
            <text:p text:style-name="P8">#TG = 138835/1893500</text:p>
            <text:p text:style-name="P8">#GA = 96986/1893500</text:p>
            <text:p text:style-name="P8">#GC = 83918/1893500</text:p>
            <text:p text:style-name="P8">#GT = 105227/1893500</text:p>
            <text:p text:style-name="P8">#GG = 54283/1893500</text:p>
          </table:table-cell>
          <table:table-cell table:style-name="Table1.E1" office:value-type="string">
            <text:p text:style-name="P8">genome: 47.fa.txt</text:p>
            <text:p text:style-name="P8"/>
            <text:p text:style-name="P8">GC-content: 0.5169</text:p>
            <text:p text:style-name="P8">#A = 540971/2242948</text:p>
            <text:p text:style-name="P8">#C = 577262/2242948</text:p>
            <text:p text:style-name="P8">#T = 542592/2242948</text:p>
            <text:p text:style-name="P8">#G = 582122/2242948</text:p>
            <text:p text:style-name="P8">#N = 0/2242948</text:p>
            <text:p text:style-name="P8">#AA = 136187/2242948</text:p>
            <text:p text:style-name="P8">#AC = 116880/2242948</text:p>
            <text:p text:style-name="P8">#AT = 136676/2242948</text:p>
            <text:p text:style-name="P8">#AG = 97600/2242948</text:p>
            <text:p text:style-name="P8">#CA = 140876/2242948</text:p>
            <text:p text:style-name="P8">#CC = 121349/2242948</text:p>
            <text:p text:style-name="P8">#CT = 96573/2242948</text:p>
            <text:p text:style-name="P8">#CG = 195774/2242948</text:p>
            <text:p text:style-name="P8">#TA = 83819/2242948</text:p>
            <text:p text:style-name="P8">#TC = 125051/2242948</text:p>
            <text:p text:style-name="P8">#TT = 136887/2242948</text:p>
            <text:p text:style-name="P8">#TG = 143111/2242948</text:p>
            <text:p text:style-name="P8">#GA = 126462/2242948</text:p>
            <text:p text:style-name="P8">#GC = 191292/2242948</text:p>
            <text:p text:style-name="P8">#GT = 118731/2242948</text:p>
            <text:p text:style-name="P8">#GG = 122793/2242948</text:p>
          </table:table-cell>
        </table:table-row>
      </table:table>
      <text:p text:style-name="P2"><text:line-break/><text:span text:style-name="T1">Aminoacid frequency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Proteome: 16.fa.txt.pfa</text:p>
            <text:p text:style-name="P9">Amino acid frequency:</text:p>
            <text:p text:style-name="P9"/>
            <text:p text:style-name="P9">#A = 201732/2136223</text:p>
            <text:p text:style-name="P9">#C = 23629/2136223</text:p>
            <text:p text:style-name="P9">#D = 137859/2136223</text:p>
            <text:p text:style-name="P9">#E = 133128/2136223</text:p>
            <text:p text:style-name="P9">#F = 77611/2136223</text:p>
            <text:p text:style-name="P9">#G = 162099/2136223</text:p>
            <text:p text:style-name="P9">#H = 47555/2136223</text:p>
            <text:p text:style-name="P9">#I = 107341/2136223</text:p>
            <text:p text:style-name="P9">#K = 73760/2136223</text:p>
            <text:p text:style-name="P9">#L = 201366/2136223</text:p>
            <text:p text:style-name="P9">#M = 49888/2136223</text:p>
            <text:p text:style-name="P9">#N = 72372/2136223</text:p>
            <text:p text:style-name="P9">#P = 111032/2136223</text:p>
            <text:p text:style-name="P9">#Q = 86631/2136223</text:p>
            <text:p text:style-name="P9">#R = 140785/2136223</text:p>
            <text:p text:style-name="P9">#S = 151835/2136223</text:p>
            <text:p text:style-name="P9">#T = 124754/2136223</text:p>
            <text:p text:style-name="P9">#V = 153409/2136223</text:p>
            <text:p text:style-name="P9">#W = 32759/2136223</text:p>
            <text:p text:style-name="P9">#Y = 46674/2136223</text:p>
          </table:table-cell>
          <table:table-cell table:style-name="Table2.A1" office:value-type="string">
            <text:p text:style-name="P9">Proteome: 22.fa.txt.pfa</text:p>
            <text:p text:style-name="P9">Amino acid frequency:</text:p>
            <text:p text:style-name="P9"/>
            <text:p text:style-name="P9">#A = 34721/591793</text:p>
            <text:p text:style-name="P9">#C = 4060/591793</text:p>
            <text:p text:style-name="P9">#D = 29409/591793</text:p>
            <text:p text:style-name="P9">#E = 52921/591793</text:p>
            <text:p text:style-name="P9">#F = 30824/591793</text:p>
            <text:p text:style-name="P9">#G = 40986/591793</text:p>
            <text:p text:style-name="P9">#H = 9341/591793</text:p>
            <text:p text:style-name="P9">#I = 42568/591793</text:p>
            <text:p text:style-name="P9">#K = 44977/591793</text:p>
            <text:p text:style-name="P9">#L = 59554/591793</text:p>
            <text:p text:style-name="P9">#M = 13521/591793</text:p>
            <text:p text:style-name="P9">#N = 21384/591793</text:p>
            <text:p text:style-name="P9">#P = 23554/591793</text:p>
            <text:p text:style-name="P9">#Q = 11932/591793</text:p>
            <text:p text:style-name="P9">#R = 32590/591793</text:p>
            <text:p text:style-name="P9">#S = 33353/591793</text:p>
            <text:p text:style-name="P9">#T = 26779/591793</text:p>
            <text:p text:style-name="P9">#V = 51533/591793</text:p>
            <text:p text:style-name="P9">#W = 6553/591793</text:p>
            <text:p text:style-name="P9">#Y = 21233/591793</text:p>
          </table:table-cell>
          <table:table-cell table:style-name="Table2.A1" office:value-type="string">
            <text:p text:style-name="P9">Proteome: 29.fa.txt.pfa</text:p>
            <text:p text:style-name="P9">Amino acid frequency:</text:p>
            <text:p text:style-name="P9"/>
            <text:p text:style-name="P9">#A = 6050/107024</text:p>
            <text:p text:style-name="P9">#C = 1372/107024</text:p>
            <text:p text:style-name="P9">#D = 6057/107024</text:p>
            <text:p text:style-name="P9">#E = 7014/107024</text:p>
            <text:p text:style-name="P9">#F = 4895/107024</text:p>
            <text:p text:style-name="P9">#G = 5233/107024</text:p>
            <text:p text:style-name="P9">#H = 2149/107024</text:p>
            <text:p text:style-name="P9">#I = 6782/107024</text:p>
            <text:p text:style-name="P9">#K = 7751/107024</text:p>
            <text:p text:style-name="P9">#L = 9990/107024</text:p>
            <text:p text:style-name="P9">#M = 2171/107024</text:p>
            <text:p text:style-name="P9">#N = 6564/107024</text:p>
            <text:p text:style-name="P9">#P = 4721/107024</text:p>
            <text:p text:style-name="P9">#Q = 4427/107024</text:p>
            <text:p text:style-name="P9">#R = 4670/107024</text:p>
            <text:p text:style-name="P9">#S = 9846/107024</text:p>
            <text:p text:style-name="P9">#T = 6705/107024</text:p>
            <text:p text:style-name="P9">#V = 5992/107024</text:p>
            <text:p text:style-name="P9">#W = 1099/107024</text:p>
            <text:p text:style-name="P9">#Y = 3536/107024</text:p>
          </table:table-cell>
          <table:table-cell table:style-name="Table2.A1" office:value-type="string">
            <text:p text:style-name="P9">Proteome: 44.fa.txt.pfa</text:p>
            <text:p text:style-name="P9">Amino acid frequency:</text:p>
            <text:p text:style-name="P9"/>
            <text:p text:style-name="P9">#A = 43737/543724</text:p>
            <text:p text:style-name="P9">#C = 1137/543724</text:p>
            <text:p text:style-name="P9">#D = 30949/543724</text:p>
            <text:p text:style-name="P9">#E = 28192/543724</text:p>
            <text:p text:style-name="P9">#F = 24271/543724</text:p>
            <text:p text:style-name="P9">#G = 35566/543724</text:p>
            <text:p text:style-name="P9">#H = 11531/543724</text:p>
            <text:p text:style-name="P9">#I = 43306/543724</text:p>
            <text:p text:style-name="P9">#K = 32761/543724</text:p>
            <text:p text:style-name="P9">#L = 53355/543724</text:p>
            <text:p text:style-name="P9">#M = 14905/543724</text:p>
            <text:p text:style-name="P9">#N = 28408/543724</text:p>
            <text:p text:style-name="P9">#P = 18236/543724</text:p>
            <text:p text:style-name="P9">#Q = 25038/543724</text:p>
            <text:p text:style-name="P9">#R = 20988/543724</text:p>
            <text:p text:style-name="P9">#S = 33163/543724</text:p>
            <text:p text:style-name="P9">#T = 34858/543724</text:p>
            <text:p text:style-name="P9">#V = 39122/543724</text:p>
            <text:p text:style-name="P9">#W = 5733/543724</text:p>
            <text:p text:style-name="P9">#Y = 18468/543724</text:p>
          </table:table-cell>
          <table:table-cell table:style-name="Table2.E1" office:value-type="string">
            <text:p text:style-name="P9">Proteome: 47.fa.txt.pfa</text:p>
            <text:p text:style-name="P9">Amino acid frequency:</text:p>
            <text:p text:style-name="P9"/>
            <text:p text:style-name="P9">#A = 63433/629939</text:p>
            <text:p text:style-name="P9">#C = 6710/629939</text:p>
            <text:p text:style-name="P9">#D = 32866/629939</text:p>
            <text:p text:style-name="P9">#E = 38300/629939</text:p>
            <text:p text:style-name="P9">#F = 26326/629939</text:p>
            <text:p text:style-name="P9">#G = 48429/629939</text:p>
            <text:p text:style-name="P9">#H = 14054/629939</text:p>
            <text:p text:style-name="P9">#I = 36567/629939</text:p>
            <text:p text:style-name="P9">#K = 35954/629939</text:p>
            <text:p text:style-name="P9">#L = 61782/629939</text:p>
            <text:p text:style-name="P9">#M = 15093/629939</text:p>
            <text:p text:style-name="P9">#N = 25907/629939</text:p>
            <text:p text:style-name="P9">#P = 26906/629939</text:p>
            <text:p text:style-name="P9">#Q = 25467/629939</text:p>
            <text:p text:style-name="P9">#R = 35348/629939</text:p>
            <text:p text:style-name="P9">#S = 35174/629939</text:p>
            <text:p text:style-name="P9">#T = 33063/629939</text:p>
            <text:p text:style-name="P9">#V = 42120/629939</text:p>
            <text:p text:style-name="P9">#W = 7469/629939</text:p>
            <text:p text:style-name="P9">#Y = 18971/629939</text:p>
          </table:table-cell>
        </table:table-row>
      </table:table>
      <text:p text:style-name="P4"/>
      <text:p text:style-name="P4"><text:soft-page-break/>2. ORF finder</text:p>
      <text:p text:style-name="P5"/>
      <text:p text:style-name="P5">Code: orf_finder.py</text:p>
      <text:p text:style-name="P5">Out-file: out_orf16.fasta</text:p>
      <text:p text:style-name="P5"/>
      <text:p text:style-name="P6">3. Distance matrix tool</text:p>
      <text:p text:style-name="P5"/>
      <text:p text:style-name="P11">Code: dist_matr_3.py</text:p>
      <text:p text:style-name="P11">Out-file: gc_content_dist_matrix.grimm</text:p>
      <text:p text:style-name="P11"/>
      <text:p text:style-name="P11">[ 0. <text:s text:c="9"/><text:tab/>0.09233809 <text:s/><text:tab/>0.1658021 <text:s text:c="2"/><text:tab/>0.18805279 <text:s/><text:tab/>0.03792199<text:tab/>]</text:p>
      <text:p text:style-name="P11">[ 0.09233809 <text:s/><text:tab/>0. <text:s text:c="9"/><text:tab/>0.07346401 <text:s/><text:tab/>0.0957147 <text:s text:c="2"/><text:tab/>0.0544161 <text:tab/>]</text:p>
      <text:p text:style-name="P11">[ 0.1658021 <text:s text:c="2"/><text:tab/>0.07346401 <text:s/><text:tab/>0. <text:s text:c="9"/><text:tab/>0.02225069 <text:s/><text:tab/>0.12788011<text:tab/>]</text:p>
      <text:p text:style-name="P11">[ 0.18805279 <text:s/><text:tab/>0.0957147 <text:s text:c="2"/><text:tab/>0.02225069 <text:s/><text:tab/>0. <text:s text:c="9"/><text:tab/>0.1501308 <text:tab/>]</text:p>
      <text:p text:style-name="P11">[ 0.03792199 <text:s/><text:tab/>0.0544161 <text:s text:c="2"/><text:tab/>0.12788011 <text:s/><text:tab/>0.1501308 <text:s text:c="2"/><text:tab/>0. <text:s text:c="3"/><text:tab/> <text:s text:c="4"/><text:tab/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28T16:25:58.460798962</dc:date>
    <meta:editing-duration>PT1H9M33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241" meta:word-count="723" meta:character-count="4680" meta:non-whitespace-character-count="4107"/>
  </office:meta>
</office:document-meta>
</file>